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ont Awesome 5 Free Solid1" svg:font-family="'Font Awesome 5 Free Solid'"/>
    <style:font-face style:name="Font Awesome 5 Free Solid" svg:font-family="'Font Awesome 5 Free Solid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bb3754" draw:opacity="5%" draw:textarea-horizontal-align="justify" draw:textarea-vertical-align="middle" draw:auto-grow-height="false" fo:min-height="11.416cm" fo:min-width="8.1cm" draw:shadow="hidden"/>
    </style:style>
    <style:style style:name="gr2" style:family="graphic" style:parent-style-name="standard">
      <style:graphic-properties draw:stroke="none" draw:fill-color="#170c3a" draw:opacity="5%" draw:textarea-horizontal-align="justify" draw:textarea-vertical-align="middle" draw:auto-grow-height="false" fo:min-height="11.416cm" fo:min-width="6.9cm" draw:shadow="hidden"/>
    </style:style>
    <style:style style:name="gr3" style:family="graphic" style:parent-style-name="standard">
      <style:graphic-properties draw:stroke="none" svg:stroke-width="0.03cm" svg:stroke-color="#bb3754" draw:marker-start-width="0.245cm" draw:marker-end-width="0.245cm" draw:fill-color="#000000" draw:opacity="25%" draw:textarea-horizontal-align="justify" draw:textarea-vertical-align="middle" draw:auto-grow-height="false" fo:min-height="3.108cm" fo:min-width="0.249cm" fo:padding-top="0.14cm" fo:padding-bottom="0.14cm" fo:padding-left="0.265cm" fo:padding-right="0.265cm" draw:shadow="hidden"/>
    </style:style>
    <style:style style:name="gr4" style:family="graphic" style:parent-style-name="standard">
      <style:graphic-properties draw:stroke="none" draw:fill="none" fo:min-height="0.408cm"/>
      <style:paragraph-properties style:writing-mode="lr-tb"/>
    </style:style>
    <style:style style:name="gr5" style:family="graphic" style:parent-style-name="standard">
      <style:graphic-properties draw:stroke="none" draw:fill-color="#000000" draw:opacity="25%" draw:textarea-vertical-align="middle" draw:auto-grow-height="false" fo:min-height="2.951cm" fo:min-width="2.701cm"/>
    </style:style>
    <style:style style:name="gr6" style:family="graphic" style:parent-style-name="standard">
      <style:graphic-properties draw:stroke="none" svg:stroke-width="0.03cm" svg:stroke-color="#bb3754" draw:marker-start-width="0.245cm" draw:marker-end-width="0.245cm" draw:fill-color="#000000" draw:opacity="25%" draw:textarea-horizontal-align="justify" draw:textarea-vertical-align="middle" draw:auto-grow-height="false" fo:min-height="7.973cm" fo:min-width="0.255cm" fo:padding-top="0.14cm" fo:padding-bottom="0.14cm" fo:padding-left="0.265cm" fo:padding-right="0.265cm" draw:shadow="hidden"/>
    </style:style>
    <style:style style:name="gr7" style:family="graphic" style:parent-style-name="standard">
      <style:graphic-properties draw:stroke="none" draw:fill="none" fo:min-height="0.348cm"/>
      <style:paragraph-properties style:writing-mode="lr-tb"/>
    </style:style>
    <style:style style:name="gr8" style:family="graphic" style:parent-style-name="standard">
      <style:graphic-properties draw:stroke="none" draw:fill="none" fo:min-height="0.695cm"/>
      <style:paragraph-properties style:writing-mode="lr-tb"/>
    </style:style>
    <style:style style:name="gr9" style:family="graphic" style:parent-style-name="standard">
      <style:graphic-properties svg:stroke-width="0.03cm" svg:stroke-color="#170c3a" draw:marker-start-width="0.245cm" draw:marker-end-width="0.245cm" draw:fill="solid" draw:fill-color="#ffffff" draw:textarea-horizontal-align="justify" draw:textarea-vertical-align="middle" draw:auto-grow-height="false" fo:min-height="2.075cm" fo:min-width="3.804cm" fo:padding-top="0.14cm" fo:padding-bottom="0.14cm" fo:padding-left="0.265cm" fo:padding-right="0.265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3cm" fo:padding-top="0.2cm"/>
      <style:paragraph-properties style:writing-mode="lr-tb"/>
    </style:style>
    <style:style style:name="gr11" style:family="graphic" style:parent-style-name="standard">
      <style:graphic-properties draw:stroke="none" draw:fill="none" fo:min-height="0.3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2cm" draw:shadow="hidden"/>
      <style:paragraph-properties style:writing-mode="lr-tb"/>
    </style:style>
    <style:style style:name="gr13" style:family="graphic" style:parent-style-name="standard">
      <style:graphic-properties draw:stroke="solid" svg:stroke-width="0.03cm" svg:stroke-color="#170c3a" draw:marker-start-width="0.245cm" draw:marker-end-width="0.245cm" draw:fill="solid" draw:fill-color="#170c3a" draw:textarea-horizontal-align="left" draw:textarea-vertical-align="middle" draw:auto-grow-height="true" draw:auto-grow-width="true" fo:min-height="0.407cm" fo:min-width="1.86cm" fo:padding-top="0.131cm" fo:padding-bottom="0.131cm" fo:padding-left="0.256cm" fo:padding-right="0.256cm"/>
      <style:paragraph-properties style:writing-mode="lr-tb"/>
    </style:style>
    <style:style style:name="gr14" style:family="graphic" style:parent-style-name="standard">
      <style:graphic-properties svg:stroke-width="0.03cm" svg:stroke-color="#170c3a" draw:marker-start-width="0.245cm" draw:marker-end-width="0.245cm" draw:fill="solid" draw:fill-color="#ffffff" draw:textarea-horizontal-align="justify" draw:textarea-vertical-align="middle" draw:auto-grow-height="false" fo:min-height="2.075cm" fo:min-width="4.587cm" fo:padding-top="0.14cm" fo:padding-bottom="0.14cm" fo:padding-left="0.265cm" fo:padding-right="0.265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3cm" fo:padding-top="0.2cm"/>
      <style:paragraph-properties style:writing-mode="lr-tb"/>
    </style:style>
    <style:style style:name="gr16" style:family="graphic" style:parent-style-name="standard">
      <style:graphic-properties draw:stroke="solid" svg:stroke-width="0.03cm" svg:stroke-color="#170c3a" draw:marker-start-width="0.245cm" draw:marker-end-width="0.245cm" draw:fill="solid" draw:fill-color="#170c3a" draw:textarea-horizontal-align="left" draw:textarea-vertical-align="middle" draw:auto-grow-height="true" draw:auto-grow-width="true" fo:min-height="0.407cm" fo:min-width="3.156cm" fo:padding-top="0.131cm" fo:padding-bottom="0.131cm" fo:padding-left="0.256cm" fo:padding-right="0.256cm"/>
      <style:paragraph-properties style:writing-mode="lr-tb"/>
    </style:style>
    <style:style style:name="gr17" style:family="graphic" style:parent-style-name="standard">
      <style:graphic-properties svg:stroke-width="0.03cm" svg:stroke-color="#bb3754" draw:marker-start-width="0.245cm" draw:marker-end-width="0.245cm" draw:fill="solid" draw:fill-color="#ffffff" draw:textarea-horizontal-align="justify" draw:textarea-vertical-align="middle" draw:auto-grow-height="false" fo:min-height="2.075cm" fo:min-width="5.943cm" fo:padding-top="0.14cm" fo:padding-bottom="0.14cm" fo:padding-left="0.265cm" fo:padding-right="0.265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3cm" fo:padding-top="0.2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3cm" svg:stroke-color="#bb3754" draw:marker-start-width="0.245cm" draw:marker-end-width="0.245cm" draw:fill="solid" draw:fill-color="#bb3754" draw:textarea-horizontal-align="left" draw:textarea-vertical-align="middle" draw:auto-grow-height="true" draw:auto-grow-width="true" fo:min-height="0.407cm" fo:min-width="2.076cm" fo:padding-top="0.131cm" fo:padding-bottom="0.131cm" fo:padding-left="0.256cm" fo:padding-right="0.256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3cm" fo:padding-top="0.2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cm" svg:stroke-color="#bb3754" draw:marker-start-width="0.245cm" draw:marker-end-width="0.245cm" draw:fill="solid" draw:fill-color="#bb3754" draw:textarea-horizontal-align="left" draw:textarea-vertical-align="middle" draw:auto-grow-height="true" draw:auto-grow-width="true" fo:min-height="0.407cm" fo:min-width="2.292cm" fo:padding-top="0.131cm" fo:padding-bottom="0.131cm" fo:padding-left="0.256cm" fo:padding-right="0.256cm"/>
      <style:paragraph-properties style:writing-mode="lr-tb"/>
    </style:style>
    <style:style style:name="gr22" style:family="graphic" style:parent-style-name="standard">
      <style:graphic-properties svg:stroke-width="0.03cm" svg:stroke-color="#bb3754" draw:marker-start-width="0.245cm" draw:marker-end-width="0.245cm" draw:fill="solid" draw:fill-color="#ffffff" draw:textarea-horizontal-align="justify" draw:textarea-vertical-align="middle" draw:auto-grow-height="false" fo:min-height="1.364cm" fo:min-width="5.943cm" fo:padding-top="0.14cm" fo:padding-bottom="0.14cm" fo:padding-left="0.265cm" fo:padding-right="0.265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19cm" fo:padding-top="0.2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3cm" svg:stroke-color="#bb3754" draw:marker-start-width="0.245cm" draw:marker-end-width="0.245cm" draw:fill="solid" draw:fill-color="#bb3754" draw:textarea-horizontal-align="left" draw:textarea-vertical-align="middle" draw:auto-grow-height="true" draw:auto-grow-width="true" fo:min-height="0.407cm" fo:min-width="2.11cm" fo:padding-top="0.131cm" fo:padding-bottom="0.131cm" fo:padding-left="0.256cm" fo:padding-right="0.256cm"/>
      <style:paragraph-properties style:writing-mode="lr-tb"/>
    </style:style>
    <style:style style:name="gr2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bb3754" draw:opacity="5%"/>
      <style:paragraph-properties fo:text-align="center"/>
      <style:text-properties style:font-name="Source Sans Pro"/>
    </style:style>
    <style:style style:name="P2" style:family="paragraph">
      <loext:graphic-properties draw:fill-color="#170c3a" draw:opacity="5%"/>
      <style:paragraph-properties fo:text-align="center"/>
      <style:text-properties style:font-name="Source Sans Pro"/>
    </style:style>
    <style:style style:name="P3" style:family="paragraph">
      <loext:graphic-properties draw:fill-color="#000000" draw:opacity="25%"/>
      <style:paragraph-properties fo:text-align="center"/>
      <style:text-properties style:font-name="Source Sans Pro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/>
      <style:paragraph-properties fo:text-align="end" style:writing-mode="lr-tb"/>
      <style:text-properties fo:color="#170c3a" loext:opacity="100%"/>
    </style:style>
    <style:style style:name="P7" style:family="paragraph">
      <loext:graphic-properties draw:fill-color="#000000" draw:opacity="25%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color="#000000" loext:opacity="100%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Source Sans Pro"/>
    </style:style>
    <style:style style:name="P10" style:family="paragraph">
      <style:paragraph-properties fo:margin-top="0.305cm" fo:margin-bottom="0cm"/>
    </style:style>
    <style:style style:name="P11" style:family="paragraph">
      <loext:graphic-properties draw:fill="none" draw:fill-color="#ffffff"/>
      <style:paragraph-properties fo:margin-top="0.305cm" fo:margin-bottom="0cm" style:writing-mode="lr-tb"/>
      <style:text-properties fo:color="#170c3a" loext:opacity="100%" style:font-name="Source Sans Pro" fo:font-size="8pt" style:font-size-asian="8pt" style:font-size-complex="8pt"/>
    </style:style>
    <style:style style:name="P12" style:family="paragraph">
      <loext:graphic-properties draw:fill="none"/>
      <style:paragraph-properties style:writing-mode="lr-tb"/>
      <style:text-properties fo:color="#170c3a" loext:opacity="100%"/>
    </style:style>
    <style:style style:name="P13" style:family="paragraph">
      <loext:graphic-properties draw:fill="none" draw:fill-color="#ffffff"/>
      <style:paragraph-properties style:writing-mode="lr-tb"/>
      <style:text-properties fo:color="#170c3a" loext:opacity="100%" style:font-name="Font Awesome 5 Free Solid" fo:font-size="10pt" style:font-size-asian="12pt" style:font-size-complex="12pt"/>
    </style:style>
    <style:style style:name="P14" style:family="paragraph">
      <loext:graphic-properties draw:fill="solid" draw:fill-color="#170c3a"/>
      <style:paragraph-properties style:writing-mode="lr-tb"/>
      <style:text-properties style:font-name="Source Sans Pro" fo:font-size="8pt" fo:font-weight="bold" style:font-size-asian="9pt" style:font-size-complex="9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solid" draw:fill-color="#170c3a"/>
      <style:paragraph-properties fo:margin-left="0cm" fo:margin-right="0cm" fo:margin-top="0cm" fo:margin-bottom="0cm" fo:line-height="100%" fo:text-indent="0cm" style:writing-mode="lr-tb"/>
      <style:text-properties style:font-name="Source Sans Pro" fo:font-size="8pt" fo:font-weight="bold" style:font-size-asian="9pt" style:font-size-complex="9pt"/>
    </style:style>
    <style:style style:name="P17" style:family="paragraph">
      <loext:graphic-properties draw:fill="none" draw:fill-color="#ffffff"/>
      <style:paragraph-properties fo:margin-top="0.305cm" fo:margin-bottom="0cm" style:writing-mode="lr-tb"/>
      <style:text-properties fo:color="#bb3754" loext:opacity="100%" style:font-name="Source Sans Pro" fo:font-size="8pt" style:font-size-asian="8pt" style:font-size-complex="8pt"/>
    </style:style>
    <style:style style:name="P18" style:family="paragraph">
      <loext:graphic-properties draw:fill="none"/>
      <style:paragraph-properties style:writing-mode="lr-tb"/>
      <style:text-properties fo:color="#bb3754" loext:opacity="100%"/>
    </style:style>
    <style:style style:name="P19" style:family="paragraph">
      <loext:graphic-properties draw:fill="none" draw:fill-color="#ffffff"/>
      <style:paragraph-properties style:writing-mode="lr-tb"/>
      <style:text-properties fo:color="#bb3754" loext:opacity="100%" style:font-name="Font Awesome 5 Free Solid" fo:font-size="10pt" style:font-size-asian="12pt" style:font-size-complex="12pt"/>
    </style:style>
    <style:style style:name="P20" style:family="paragraph">
      <loext:graphic-properties draw:fill="solid" draw:fill-color="#bb3754"/>
      <style:paragraph-properties fo:margin-left="0cm" fo:margin-right="0cm" fo:margin-top="0cm" fo:margin-bottom="0cm" fo:line-height="100%" fo:text-indent="0cm" style:writing-mode="lr-tb"/>
      <style:text-properties fo:color="#ffffff" loext:opacity="100%" style:font-name="Source Sans Pro" fo:font-size="8pt" fo:font-weight="bold" style:font-size-asian="9pt" style:font-size-complex="9pt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color="#bb3754" loext:opacity="100%" style:font-name="Source Sans Pro" fo:font-size="8pt" style:font-size-asian="8pt" style:font-size-complex="8pt"/>
    </style:style>
    <style:style style:name="T2" style:family="text">
      <style:text-properties fo:color="#170c3a" loext:opacity="100%" style:font-name="Source Sans Pro" fo:font-size="8pt" style:font-size-asian="8pt" style:font-size-complex="8pt"/>
    </style:style>
    <style:style style:name="T3" style:family="text">
      <style:text-properties fo:color="#000000" loext:opacity="100%" style:font-name="Source Sans Pro" fo:font-size="7pt" fo:font-weight="normal" style:font-size-asian="7pt" style:font-weight-asian="normal" style:font-size-complex="7pt" style:font-weight-complex="normal"/>
    </style:style>
    <style:style style:name="T4" style:family="text">
      <style:text-properties fo:color="#170c3a" loext:opacity="100%" style:font-name="Source Sans Pro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170c3a" loext:opacity="100%" style:font-name="Source Sans Pro" fo:font-size="7pt" fo:font-weight="normal" style:font-size-asian="7pt" style:font-weight-asian="normal" style:font-size-complex="7pt" style:font-weight-complex="normal"/>
    </style:style>
    <style:style style:name="T6" style:family="text">
      <style:text-properties fo:color="#170c3a" loext:opacity="100%" style:font-name="Font Awesome 5 Free Solid1" fo:font-size="10pt" style:font-name-asian="Font Awesome 5 Free Solid1" style:font-size-asian="12pt" style:font-name-complex="Font Awesome 5 Free Solid1" style:font-size-complex="12pt"/>
    </style:style>
    <style:style style:name="T7" style:family="text">
      <style:text-properties style:font-name="Source Sans Pro" fo:font-size="8pt" fo:font-weight="bold" style:font-size-asian="9pt" style:font-size-complex="9pt"/>
    </style:style>
    <style:style style:name="T8" style:family="text">
      <style:text-properties fo:color="#bb3754" loext:opacity="100%" style:font-name="Source Sans Pro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bb3754" loext:opacity="100%" style:font-name="Source Sans Pro" fo:font-size="7pt" fo:font-weight="normal" style:font-size-asian="7pt" style:font-weight-asian="normal" style:font-size-complex="7pt" style:font-weight-complex="normal"/>
    </style:style>
    <style:style style:name="T10" style:family="text">
      <style:text-properties fo:color="#bb3754" loext:opacity="100%" style:font-name="Font Awesome 5 Free Solid1" fo:font-size="10pt" style:font-name-asian="Font Awesome 5 Free Solid1" style:font-size-asian="12pt" style:font-name-complex="Font Awesome 5 Free Solid1" style:font-size-complex="12pt"/>
    </style:style>
    <style:style style:name="T11" style:family="text">
      <style:text-properties fo:color="#ffffff" loext:opacity="100%" style:font-name="Source Sans Pro" fo:font-size="8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cm"/>
        <style:text-properties fo:font-family="StarSymbol" fo:color="#000000" fo:font-size="45%"/>
      </text:list-level-style-bullet>
      <text:list-level-style-bullet text:level="2" text:bullet-char="–">
        <style:list-level-properties text:space-before="0.2cm" text:min-label-width="0.2cm"/>
        <style:text-properties fo:font-family="Ubuntu" style:font-style-name="Light" fo:color="#000000" fo:font-size="45%"/>
      </text:list-level-style-bullet>
      <text:list-level-style-bullet text:level="3" text:bullet-char="●">
        <style:list-level-properties text:space-before="1.2cm" text:min-label-width="0.2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2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2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2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2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2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2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2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8.6cm" svg:height="11.666cm" svg:x="7.4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4cm" svg:height="11.66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42cm" svg:height="3.8cm" draw:transform="skewX (-0.000523598775598299) rotate (1.5709708597201) translate (4.723cm 3.378cm)">
          <text:p/>
          <draw:enhanced-geometry svg:viewBox="0 0 21600 21600" draw:mirror-horizontal="false" draw:mirror-vertical="false" draw:text-areas="?f0 0 ?f2 ?f5" draw:type="down-arrow" draw:modifiers="16957.2217837411 5347.5048606610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2.517cm" svg:height="0.658cm" svg:x="7.4cm" svg:y="11.001cm">
          <draw:text-box>
            <text:p><text:span text:style-name="T1">Original </text:span><text:span text:style-name="T1">research</text:span></text:p>
          </draw:text-box>
        </draw:frame>
        <draw:frame draw:style-name="gr4" draw:text-style-name="P6" draw:layer="layout" svg:width="2.517cm" svg:height="0.658cm" svg:x="4.883cm" svg:y="11.001cm">
          <draw:text-box>
            <text:p text:style-name="P5"><text:span text:style-name="T2">Literature review</text:span></text:p>
          </draw:text-box>
        </draw:frame>
        <draw:custom-shape draw:style-name="gr5" draw:text-style-name="P7" draw:layer="layout" svg:width="3.2cm" svg:height="3.201cm" draw:transform="rotate (-1.78721715404219) translate (9.245cm 6.402cm)">
          <text:p/>
          <draw:enhanced-geometry svg:viewBox="0 0 21600 21600" draw:mirror-horizontal="true" draw:text-areas="0 0 21600 21600" draw:type="circular-arrow" draw:modifiers="105.31048839060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3" draw:layer="layout" svg:width="1.542cm" svg:height="8.636cm" draw:transform="skewX (-0.000523598775598299) rotate (0.000174532925199433) translate (14.331cm 2.83cm)">
          <text:p/>
          <draw:enhanced-geometry svg:viewBox="0 0 21600 21600" draw:mirror-horizontal="false" draw:mirror-vertical="false" draw:text-areas="?f0 0 ?f2 ?f5" draw:type="down-arrow" draw:modifiers="19716.8042895442 5305.5087491898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1.512cm" svg:height="0.598cm" svg:x="6.067cm" svg:y="2.306cm">
          <draw:text-box>
            <text:p><text:span text:style-name="T3">Develop</text:span></text:p>
          </draw:text-box>
        </draw:frame>
        <draw:frame draw:style-name="gr8" draw:text-style-name="P8" draw:layer="layout" svg:width="1.411cm" svg:height="0.945cm" svg:x="6.709cm" svg:y="7.098cm">
          <draw:text-box>
            <text:p><text:span text:style-name="T3">(Re-)</text:span><text:span text:style-name="T3"><text:line-break/></text:span><text:span text:style-name="T3">Evaluate</text:span></text:p>
          </draw:text-box>
        </draw:frame>
        <draw:frame draw:style-name="gr7" draw:text-style-name="P8" draw:layer="layout" svg:width="1.323cm" svg:height="0.598cm" draw:transform="rotate (1.5707963267949) translate (14.806cm 7.71cm)">
          <draw:text-box>
            <text:p><text:span text:style-name="T3">Refine</text:span></text:p>
          </draw:text-box>
        </draw:frame>
        <draw:g>
          <draw:custom-shape draw:style-name="gr9" draw:text-style-name="P9" draw:layer="layout" svg:width="4.334cm" svg:height="2.355cm" svg:x="1.482cm" svg:y="6.0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1" draw:layer="layout" svg:width="4.334cm" svg:height="2.255cm" svg:x="1.482cm" svg:y="6.182cm">
            <draw:text-box>
              <text:p text:style-name="P10"><text:span text:style-name="T2">Sample preparation methods for soil are still imperfect.</text:span></text:p>
              <text:p text:style-name="P10"><text:span text:style-name="T4">Which should be used? What is important to consider?</text:span></text:p>
            </draw:text-box>
          </draw:frame>
          <draw:frame draw:style-name="gr11" draw:text-style-name="P12" draw:layer="layout" svg:width="1.493cm" svg:height="0.599cm" svg:x="4.323cm" svg:y="8.433cm">
            <draw:text-box>
              <text:p><text:span text:style-name="T5">Chapter 5</text:span></text:p>
            </draw:text-box>
          </draw:frame>
          <draw:frame draw:style-name="gr12" draw:text-style-name="P13" draw:layer="layout" svg:width="0.613cm" svg:height="0.602cm" svg:x="0.942cm" svg:y="6.276cm">
            <draw:text-box>
              <text:p><text:span text:style-name="T6"></text:span></text:p>
            </draw:text-box>
          </draw:frame>
          <draw:frame draw:style-name="gr13" draw:text-style-name="P14" draw:layer="layout" svg:width="2.372cm" svg:height="0.669cm" svg:x="1.747cm" svg:y="5.505cm">
            <draw:text-box>
              <text:p><text:span text:style-name="T7">Method review</text:span></text:p>
            </draw:text-box>
          </draw:frame>
          <draw:frame draw:style-name="gr12" draw:text-style-name="P13" draw:layer="layout" svg:width="0.613cm" svg:height="0.602cm" svg:x="0.942cm" svg:y="7.4cm">
            <draw:text-box>
              <text:p><text:span text:style-name="T6"></text:span></text:p>
            </draw:text-box>
          </draw:frame>
        </draw:g>
        <draw:g>
          <draw:custom-shape draw:style-name="gr14" draw:text-style-name="P9" draw:layer="layout" svg:width="5.117cm" svg:height="2.355cm" svg:x="0.483cm" svg:y="0.7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1" draw:layer="layout" svg:width="5.117cm" svg:height="2.255cm" svg:x="0.483cm" svg:y="0.875cm">
            <draw:text-box>
              <text:p text:style-name="P10"><text:span text:style-name="T2">The use of agricultural plastic covers has increased dramatically.</text:span></text:p>
              <text:p text:style-name="P10"><text:span text:style-name="T4">To what extent do such plastic covers release plastic debris to soil?</text:span></text:p>
            </draw:text-box>
          </draw:frame>
          <draw:frame draw:style-name="gr11" draw:text-style-name="P12" draw:layer="layout" svg:width="1.493cm" svg:height="0.599cm" svg:x="4.106cm" svg:y="3.126cm">
            <draw:text-box>
              <text:p><text:span text:style-name="T5">Chapter 2</text:span></text:p>
            </draw:text-box>
          </draw:frame>
          <draw:frame draw:style-name="gr12" draw:text-style-name="P13" draw:layer="layout" svg:width="0.613cm" svg:height="0.602cm" svg:x="-0.057cm" svg:y="0.969cm">
            <draw:text-box>
              <text:p><text:span text:style-name="T6"></text:span></text:p>
            </draw:text-box>
          </draw:frame>
          <draw:frame draw:style-name="gr16" draw:text-style-name="P16" draw:layer="layout" svg:width="3.668cm" svg:height="0.669cm" svg:x="0.748cm" svg:y="0.198cm">
            <draw:text-box>
              <text:p text:style-name="P15"><text:span text:style-name="T7">Environmental relevance</text:span></text:p>
            </draw:text-box>
          </draw:frame>
          <draw:frame draw:style-name="gr12" draw:text-style-name="P13" draw:layer="layout" svg:width="0.613cm" svg:height="0.602cm" svg:x="-0.057cm" svg:y="2.093cm">
            <draw:text-box>
              <text:p><text:span text:style-name="T6"></text:span></text:p>
            </draw:text-box>
          </draw:frame>
        </draw:g>
        <draw:g>
          <draw:custom-shape draw:style-name="gr17" draw:text-style-name="P9" draw:layer="layout" svg:width="6.473cm" svg:height="2.355cm" svg:x="8.327cm" svg:y="1.7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17" draw:layer="layout" svg:width="6.473cm" svg:height="2.255cm" svg:x="8.327cm" svg:y="1.831cm">
            <draw:text-box>
              <text:p text:style-name="P10"><text:span text:style-name="T1">Mass-based analytical methods for the polymer quantification in soil are still missing.</text:span></text:p>
              <text:p text:style-name="P10"><text:span text:style-name="T8">How feasible are thermoanalytical techniques (TGA/MS) for polymer quantification?</text:span></text:p>
            </draw:text-box>
          </draw:frame>
          <draw:frame draw:style-name="gr11" draw:text-style-name="P18" draw:layer="layout" svg:width="1.493cm" svg:height="0.599cm" svg:x="13.307cm" svg:y="4.082cm">
            <draw:text-box>
              <text:p><text:span text:style-name="T9">Chapter 3</text:span></text:p>
            </draw:text-box>
          </draw:frame>
          <draw:frame draw:style-name="gr12" draw:text-style-name="P19" draw:layer="layout" svg:width="0.613cm" svg:height="0.602cm" svg:x="7.787cm" svg:y="1.925cm">
            <draw:text-box>
              <text:p><text:span text:style-name="T10"></text:span></text:p>
            </draw:text-box>
          </draw:frame>
          <draw:frame draw:style-name="gr19" draw:text-style-name="P20" draw:layer="layout" svg:width="2.588cm" svg:height="0.669cm" svg:x="8.592cm" svg:y="1.154cm">
            <draw:text-box>
              <text:p text:style-name="P15"><text:span text:style-name="T11">Feasibility study</text:span></text:p>
            </draw:text-box>
          </draw:frame>
          <draw:frame draw:style-name="gr12" draw:text-style-name="P19" draw:layer="layout" svg:width="0.613cm" svg:height="0.602cm" svg:x="7.787cm" svg:y="3.049cm">
            <draw:text-box>
              <text:p><text:span text:style-name="T10"></text:span></text:p>
            </draw:text-box>
          </draw:frame>
        </draw:g>
        <draw:g>
          <draw:custom-shape draw:style-name="gr17" draw:text-style-name="P9" draw:layer="layout" svg:width="6.473cm" svg:height="2.355cm" svg:x="8.327cm" svg:y="5.0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7" draw:layer="layout" svg:width="6.473cm" svg:height="2.255cm" svg:x="8.327cm" svg:y="5.156cm">
            <draw:text-box>
              <text:p text:style-name="P10"><text:span text:style-name="T1">Additional chromatographic separation is necessary to analyze polymer mixtures.</text:span></text:p>
              <text:p text:style-name="P10"><text:span text:style-name="T8">Could solvent-based Py-GC/MS perform better than TGA/MS?</text:span></text:p>
            </draw:text-box>
          </draw:frame>
          <draw:frame draw:style-name="gr11" draw:text-style-name="P18" draw:layer="layout" svg:width="1.493cm" svg:height="0.599cm" svg:x="13.307cm" svg:y="7.407cm">
            <draw:text-box>
              <text:p><text:span text:style-name="T9">Chapter 4</text:span></text:p>
            </draw:text-box>
          </draw:frame>
          <draw:frame draw:style-name="gr12" draw:text-style-name="P19" draw:layer="layout" svg:width="0.613cm" svg:height="0.602cm" svg:x="7.787cm" svg:y="5.25cm">
            <draw:text-box>
              <text:p><text:span text:style-name="T10"></text:span></text:p>
            </draw:text-box>
          </draw:frame>
          <draw:frame draw:style-name="gr21" draw:text-style-name="P20" draw:layer="layout" svg:width="2.804cm" svg:height="0.669cm" svg:x="8.592cm" svg:y="4.479cm">
            <draw:text-box>
              <text:p text:style-name="P15"><text:span text:style-name="T11">Method validation</text:span></text:p>
            </draw:text-box>
          </draw:frame>
          <draw:frame draw:style-name="gr12" draw:text-style-name="P19" draw:layer="layout" svg:width="0.613cm" svg:height="0.602cm" svg:x="7.787cm" svg:y="6.374cm">
            <draw:text-box>
              <text:p><text:span text:style-name="T10"></text:span></text:p>
            </draw:text-box>
          </draw:frame>
        </draw:g>
        <draw:g>
          <draw:custom-shape draw:style-name="gr22" draw:text-style-name="P9" draw:layer="layout" svg:width="6.473cm" svg:height="1.644cm" svg:x="8.327cm" svg:y="8.4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17" draw:layer="layout" svg:width="6.473cm" svg:height="1.544cm" svg:x="8.327cm" svg:y="8.501cm">
            <draw:text-box>
              <text:p text:style-name="P10"><text:span text:style-name="T1">Combine density separation with solvent-based Py-GC/MS for a first screening of agricultural fields covered with plastic films.</text:span></text:p>
            </draw:text-box>
          </draw:frame>
          <draw:frame draw:style-name="gr11" draw:text-style-name="P18" draw:layer="layout" svg:width="1.493cm" svg:height="0.599cm" svg:x="13.307cm" svg:y="10.052cm">
            <draw:text-box>
              <text:p><text:span text:style-name="T9">Chapter 6</text:span></text:p>
            </draw:text-box>
          </draw:frame>
          <draw:frame draw:style-name="gr12" draw:text-style-name="P19" draw:layer="layout" svg:width="0.613cm" svg:height="0.602cm" svg:x="7.787cm" svg:y="8.595cm">
            <draw:text-box>
              <text:p><text:span text:style-name="T10"></text:span></text:p>
            </draw:text-box>
          </draw:frame>
          <draw:frame draw:style-name="gr24" draw:text-style-name="P20" draw:layer="layout" svg:width="2.622cm" svg:height="0.669cm" svg:x="8.592cm" svg:y="7.824cm">
            <draw:text-box>
              <text:p text:style-name="P15"><text:span text:style-name="T11">Field application</text:span></text:p>
            </draw:text-box>
          </draw:frame>
        </draw:g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ont Awesome 5 Free Solid1" svg:font-family="'Font Awesome 5 Free Solid'"/>
    <style:font-face style:name="Font Awesome 5 Free Solid" svg:font-family="'Font Awesome 5 Free Solid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51cm" fo:margin-bottom="0cm" fo:text-indent="0cm"/>
      <style:text-properties fo:font-size="24.6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63cm" fo:margin-bottom="0cm" fo:text-indent="0cm"/>
      <style:text-properties fo:font-size="21.1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75cm" fo:margin-bottom="0cm" fo:text-indent="0cm"/>
      <style:text-properties fo:font-size="17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6.002cm" fo:page-height="11.6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556cm" svg:x="1cm" svg:y="2.994cm"/>
      <draw:page-thumbnail draw:layer="backgroundobjects" svg:width="8.999cm" svg:height="6.556cm" svg:x="1cm" svg:y="11.57cm"/>
      <draw:page-thumbnail draw:layer="backgroundobjects" svg:width="8.999cm" svg:height="6.556cm" svg:x="1cm" svg:y="20.146cm"/>
      <draw:page-thumbnail draw:layer="backgroundobjects" svg:width="8.999cm" svg:height="6.556cm" svg:x="11cm" svg:y="2.994cm"/>
      <draw:page-thumbnail draw:layer="backgroundobjects" svg:width="8.999cm" svg:height="6.556cm" svg:x="11cm" svg:y="11.57cm"/>
      <draw:page-thumbnail draw:layer="backgroundobjects" svg:width="8.999cm" svg:height="6.556cm" svg:x="11cm" svg:y="20.146cm"/>
    </style:handout-master>
    <style:master-page style:name="Standard" style:page-layout-name="PM1" draw:style-name="Mdp1">
      <draw:frame presentation:style-name="Standard-title" draw:layer="backgroundobjects" svg:width="15.032cm" svg:height="3.083cm" svg:x="0.835cm" svg:y="0.735cm" presentation:class="title" presentation:placeholder="true">
        <draw:text-box/>
      </draw:frame>
      <draw:frame presentation:style-name="Standard-outline1" draw:layer="backgroundobjects" svg:width="15.032cm" svg:height="10.709cm" svg:x="0.835cm" svg:y="4.321cm" presentation:class="outline" presentation:placeholder="true">
        <draw:text-box/>
      </draw:frame>
      <draw:frame presentation:style-name="Mpr1" draw:text-style-name="MP2" draw:layer="backgroundobjects" svg:width="3.891cm" svg:height="1.273cm" svg:x="0.835cm" svg:y="16.82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294cm" svg:height="1.273cm" svg:x="5.712cm" svg:y="16.82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891cm" svg:height="1.273cm" svg:x="11.976cm" svg:y="16.82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charias Steinmetz</meta:initial-creator>
    <meta:creation-date>2016-01-12T14:46:53.317752285</meta:creation-date>
    <dc:date>2021-12-04T12:52:08.025644146</dc:date>
    <dc:creator>Zacharias Steinmetz</dc:creator>
    <meta:editing-duration>P1DT13H5M49S</meta:editing-duration>
    <meta:editing-cycles>83</meta:editing-cycles>
    <meta:generator>LibreOffice/7.1.7.2$Linux_X86_64 LibreOffice_project/10$Build-2</meta:generator>
    <meta:printed-by>Zacharias Steinmetz</meta:printed-by>
    <meta:print-date>2021-06-16T14:38:25.990440276</meta:print-date>
    <meta:document-statistic meta:object-count="67"/>
  </office:meta>
</office:document-meta>
</file>